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200AF831700.png" manifest:media-type=""/>
  <manifest:file-entry manifest:full-path="Pictures/100000000000040000000100B401E6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warven Stonecraft" svg:font-family="'Dwarven Stonecraft'" style:font-pitch="variable"/>
    <style:font-face style:name="Ebrima" svg:font-family="Ebrima" style:font-adornments="Normal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size="20pt" fo:font-weight="bold" officeooo:rsid="0003f208" style:font-size-asian="20pt" style:font-weight-asian="bold" style:font-size-complex="20pt" style:font-weight-complex="bold"/>
    </style:style>
    <style:style style:name="P2" style:family="paragraph" style:parent-style-name="Text">
      <style:text-properties style:font-name="Dwarven Stonecraft" officeooo:rsid="0001ee86"/>
    </style:style>
    <style:style style:name="P3" style:family="paragraph" style:parent-style-name="Heading_20_1">
      <style:text-properties officeooo:rsid="0003f208"/>
    </style:style>
    <style:style style:name="P4" style:family="paragraph" style:parent-style-name="Text_20_body">
      <style:text-properties style:font-name="Dwarven Stonecraft" officeooo:rsid="0001ee86" officeooo:paragraph-rsid="0001ee86"/>
    </style:style>
    <style:style style:name="P5" style:family="paragraph" style:parent-style-name="Text_20_body">
      <style:text-properties style:font-name="Dwarven Stonecraft" officeooo:rsid="0003f208"/>
    </style:style>
    <style:style style:name="P6" style:family="paragraph" style:parent-style-name="Text_20_body">
      <style:text-properties officeooo:rsid="0003f208"/>
    </style:style>
    <style:style style:name="P7" style:family="paragraph" style:parent-style-name="Text_20_body">
      <style:paragraph-properties fo:text-align="justify" style:justify-single-word="false"/>
      <style:text-properties officeooo:rsid="0003f208"/>
    </style:style>
    <style:style style:name="P8" style:family="paragraph" style:parent-style-name="Text_20_body">
      <style:text-properties officeooo:paragraph-rsid="00049a78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03f208" officeooo:paragraph-rsid="0004d5eb"/>
    </style:style>
    <style:style style:name="T1" style:family="text">
      <style:text-properties officeooo:rsid="0003f208"/>
    </style:style>
    <style:style style:name="T2" style:family="text">
      <style:text-properties officeooo:rsid="00049a78"/>
    </style:style>
    <style:style style:name="T3" style:family="text">
      <style:text-properties officeooo:rsid="0004d5eb"/>
    </style:style>
    <style:style style:name="T4" style:family="text">
      <style:text-properties fo:language="fr" fo:country="FR" officeooo:rsid="0004d5eb"/>
    </style:style>
    <style:style style:name="T5" style:family="text">
      <style:text-properties fo:language="fr" fo:country="FR" officeooo:rsid="00068de8"/>
    </style:style>
    <style:style style:name="T6" style:family="text">
      <style:text-properties fo:language="fr" fo:country="FR" officeooo:rsid="0007ed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Dwarves Manager : Game Design Document</text:p>
      <text:p text:style-name="P4"/>
      <text:h text:style-name="P3" text:outline-level="1">Sommaire : </text:h>
      <text:p text:style-name="Text_20_body"><text:span text:style-name="T1"/></text:p>
      <text:p text:style-name="P8"><text:span text:style-name="T2"/></text:p>
      <text:p text:style-name="P6"/>
      <text:p text:style-name="P6"/>
      <text:p text:style-name="P6"/>
      <text:p text:style-name="P6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h text:style-name="P3" text:outline-level="1">I – Introduction :</text:h>
      <text:p text:style-name="Text_20_body"><text:span text:style-name="T1"/></text:p>
      <text:p text:style-name="P7"><text:tab/>Dwarves Manager est un jeu de gestion qui prend place dans un univers fantastique classique. Le joueur est aux commandes d'une mine <text:span text:style-name="T2">dans laquelle des nains (créatures fantastiques de la mythologie scandinave) travaillent à extraire toute sorte de ressources. Le but du jeu est de gérer cette petite entreprise, et de l'aider à remplir ses objectifs.</text:span></text:p>
      <text:p text:style-name="P7"><text:span text:style-name="T2"/></text:p>
      <text:p text:style-name="P9"><text:span text:style-name="T3"><text:tab/>Le joueur doit pour cela recruter </text:span><text:span text:style-name="T4">des nains, mettre en place des structures </text:span><text:span text:style-name="T5">pour répondre à leurs besoins</text:span><text:span text:style-name="T4">, </text:span><text:span text:style-name="T5">afin de maximiser la productivité. Il définit également les zones que les nains doivent excaver. </text:span></text:p>
      <text:p text:style-name="P9"><text:span text:style-name="T5"/></text:p>
      <text:h text:style-name="Heading_20_1" text:outline-level="1"><text:span text:style-name="T6">II – Gameplay :</text:span></text:h>
      <text:p text:style-name="Text_20_body"><text:span text:style-name="T6"/></text:p>
      <text:p text:style-name="Text_20_body"><text:span text:style-name="T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warven Stonecraft" svg:font-family="'Dwarven Stonecraft'" style:font-pitch="variable"/>
    <style:font-face style:name="Ebrima" svg:font-family="Ebrima" style:font-adornments="Normal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background-color="transparent" style:shadow="none" fo:keep-with-next="always">
        <style:background-image/>
      </style:paragraph-properties>
      <style:text-properties fo:color="#91c12f" style:text-outline="false" style:font-name="Ebrima" fo:font-size="20pt" fo:text-shadow="none" fo:font-weight="bold" style:text-blinking="false" style:font-name-asian="Microsoft YaHei" style:font-size-asian="14pt" style:font-name-complex="Mangal" style:font-size-complex="14pt" text:display="tru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color="#4c1900" style:font-name="Ebrima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color="#663300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2" text:anchor-type="paragraph" svg:x="-0.185cm" svg:y="-2cm" svg:width="3.036cm" svg:height="3.036cm" draw:z-index="3"><draw:image xlink:href="Pictures/100000000000020000000200AF831700.png" xlink:type="simple" xlink:show="embed" xlink:actuate="onLoad"/></draw:frame><draw:frame draw:style-name="Mfr1" draw:name="images1" text:anchor-type="paragraph" svg:x="-2cm" svg:y="-2cm" svg:width="21.001cm" svg:height="2.99cm" draw:z-index="1"><draw:image xlink:href="Pictures/100000000000040000000100B401E675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5T20:08:31.05</meta:creation-date>
    <dc:date>2013-02-26T02:02:53.80</dc:date>
    <meta:editing-duration>PT4H33M4S</meta:editing-duration>
    <meta:editing-cycles>4</meta:editing-cycles>
    <meta:generator>LibreOffice/3.6$Windows_x86 LibreOffice_project/2ef5aff-a6fb0ff-166bdff-cf087ad-0f1389</meta:generator>
    <meta:document-statistic meta:table-count="0" meta:image-count="2" meta:object-count="0" meta:page-count="2" meta:paragraph-count="6" meta:word-count="105" meta:character-count="637" meta:non-whitespace-character-count="534"/>
  </office:meta>
</office:document-meta>
</file>